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image/jpeg" manifest:full-path="Pictures/100000000000046A000001A0039EA6AA.jpg"/>
  <manifest:file-entry manifest:media-type="image/png" manifest:full-path="Pictures/10000000000004F8000004F6560DA95B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518cm" svg:height="14.51cm" svg:x="3.619cm" svg:y="5.656cm">
          <draw:image xlink:href="Pictures/10000000000004F8000004F6560DA95B.png" xlink:type="simple" xlink:show="embed" xlink:actuate="onLoad">
            <text:p/>
          </draw:image>
        </draw:frame>
        <draw:frame draw:style-name="gr1" draw:text-style-name="P1" draw:layer="layout" svg:width="19.589cm" svg:height="7.211cm" svg:x="1.001cm" svg:y="20.05cm">
          <draw:image xlink:href="Pictures/100000000000046A000001A0039EA6AA.jpg" xlink:type="simple" xlink:show="embed" xlink:actuate="onLoad">
            <text:p/>
          </draw:image>
        </draw:frame>
        <draw:frame draw:style-name="gr2" draw:layer="layout" svg:width="2.585cm" svg:height="0.962cm" svg:x="17.791cm" svg:y="9.755cm">
          <draw:text-box>
            <text:p>4xInput</text:p>
          </draw:text-box>
        </draw:frame>
        <draw:frame draw:style-name="gr2" draw:layer="layout" svg:width="3.08cm" svg:height="0.962cm" svg:x="1cm" svg:y="9.763cm">
          <draw:text-box>
            <text:p>4xOutput</text:p>
          </draw:text-box>
        </draw:frame>
        <draw:frame draw:style-name="gr2" draw:layer="layout" svg:width="2.301cm" svg:height="0.962cm" svg:x="10.779cm" svg:y="5.764cm">
          <draw:text-box>
            <text:p>Power</text:p>
          </draw:text-box>
        </draw:frame>
        <draw:frame draw:style-name="gr2" draw:layer="layout" svg:width="2.301cm" svg:height="0.962cm" svg:x="10.652cm" svg:y="18.907cm">
          <draw:text-box>
            <text:p>Power</text:p>
          </draw:text-box>
        </draw:frame>
        <draw:frame draw:style-name="gr2" draw:layer="layout" svg:width="7.631cm" svg:height="0.962cm" svg:x="6.08cm" svg:y="1cm">
          <draw:text-box>
            <text:p>Flex ADC System Design</text:p>
          </draw:text-box>
        </draw:frame>
        <draw:frame draw:style-name="gr2" draw:layer="layout" svg:width="7.339cm" svg:height="0.962cm" svg:x="6.334cm" svg:y="3.159cm">
          <draw:text-box>
            <text:p>Works well and finished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8-17T02:42:23</meta:creation-date>
    <dc:date>2015-08-17T02:46:32</dc:date>
    <meta:editing-duration>PT4M9S</meta:editing-duration>
    <meta:editing-cycles>1</meta:editing-cycles>
    <meta:document-statistic meta:object-count="8"/>
    <meta:generator>OpenOffice/4.0.1$Unix OpenOffice.org_project/401m5$Build-9714</meta:generator>
  </office:meta>
</office:document-meta>
</file>